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1293b1" officeooo:paragraph-rsid="001293b1"/>
    </style:style>
    <style:style style:name="P2" style:family="paragraph" style:parent-style-name="Text_20_body">
      <style:text-properties fo:font-size="16pt" style:text-underline-style="none" fo:font-weight="normal" officeooo:rsid="001293b1" officeooo:paragraph-rsid="001293b1" style:font-size-asian="14pt" style:font-weight-asian="normal" style:font-size-complex="16pt" style:font-weight-complex="normal"/>
    </style:style>
    <style:style style:name="P3" style:family="paragraph" style:parent-style-name="Text_20_body">
      <style:text-properties fo:font-size="18pt" style:text-underline-style="none" fo:font-weight="normal" officeooo:rsid="00140c60" officeooo:paragraph-rsid="00140c60" style:font-size-asian="18pt" style:font-weight-asian="normal" style:font-size-complex="18pt" style:font-weight-complex="normal"/>
    </style:style>
    <style:style style:name="P4" style:family="paragraph" style:parent-style-name="Text_20_body">
      <style:text-properties fo:font-size="18pt" style:text-underline-style="none" fo:font-weight="normal" officeooo:rsid="00151667" officeooo:paragraph-rsid="00151667" style:font-size-asian="18pt" style:font-weight-asian="normal" style:font-size-complex="18pt" style:font-weight-complex="normal"/>
    </style:style>
    <style:style style:name="P5" style:family="paragraph" style:parent-style-name="Text_20_body">
      <style:text-properties fo:font-size="18pt" style:text-underline-style="none" fo:font-weight="normal" officeooo:rsid="001dac9b" officeooo:paragraph-rsid="001dac9b" style:font-size-asian="18pt" style:font-weight-asian="normal" style:font-size-complex="18pt" style:font-weight-complex="normal"/>
    </style:style>
    <style:style style:name="P6" style:family="paragraph" style:parent-style-name="Text_20_body">
      <style:text-properties fo:font-size="18pt" style:text-underline-style="none" fo:font-weight="normal" officeooo:rsid="0021fb85" officeooo:paragraph-rsid="0021fb85" style:font-size-asian="18pt" style:font-weight-asian="normal" style:font-size-complex="18pt" style:font-weight-complex="normal"/>
    </style:style>
    <style:style style:name="P7" style:family="paragraph" style:parent-style-name="Text_20_body">
      <style:text-properties fo:font-size="18pt" style:text-underline-style="none" fo:font-weight="normal" officeooo:rsid="00252d91" officeooo:paragraph-rsid="00252d91" style:font-size-asian="18pt" style:font-weight-asian="normal" style:font-size-complex="18pt" style:font-weight-complex="normal"/>
    </style:style>
    <style:style style:name="P8" style:family="paragraph" style:parent-style-name="Text_20_body">
      <style:text-properties fo:font-size="18pt" style:text-underline-style="none" fo:font-weight="normal" officeooo:rsid="0025cabd" officeooo:paragraph-rsid="0025cabd" style:font-size-asian="18pt" style:font-weight-asian="normal" style:font-size-complex="18pt" style:font-weight-complex="normal"/>
    </style:style>
    <style:style style:name="P9" style:family="paragraph" style:parent-style-name="Text_20_body">
      <style:text-properties fo:font-size="18pt" style:text-underline-style="none" fo:font-weight="normal" officeooo:rsid="0026f9ca" officeooo:paragraph-rsid="0026f9ca" style:font-size-asian="18pt" style:font-weight-asian="normal" style:font-size-complex="18pt" style:font-weight-complex="normal"/>
    </style:style>
    <style:style style:name="P10" style:family="paragraph" style:parent-style-name="Text_20_body">
      <style:text-properties fo:font-size="18pt" style:text-underline-style="none" fo:font-weight="normal" officeooo:rsid="00298921" officeooo:paragraph-rsid="00298921" style:font-size-asian="18pt" style:font-weight-asian="normal" style:font-size-complex="18pt" style:font-weight-complex="normal"/>
    </style:style>
    <style:style style:name="P11" style:family="paragraph" style:parent-style-name="Text_20_body">
      <style:text-properties fo:font-size="18pt" style:text-underline-style="none" fo:font-weight="normal" officeooo:rsid="0029a9ec" officeooo:paragraph-rsid="0029a9ec" style:font-size-asian="18pt" style:font-weight-asian="normal" style:font-size-complex="18pt" style:font-weight-complex="normal"/>
    </style:style>
    <style:style style:name="P12" style:family="paragraph" style:parent-style-name="Text_20_body" style:list-style-name="L1">
      <style:text-properties fo:font-size="18pt" style:text-underline-style="none" fo:font-weight="normal" officeooo:rsid="002bc24d" officeooo:paragraph-rsid="002bc24d" style:font-size-asian="18pt" style:font-weight-asian="normal" style:font-size-complex="18pt" style:font-weight-complex="normal"/>
    </style:style>
    <style:style style:name="P13" style:family="paragraph" style:parent-style-name="Text_20_body" style:list-style-name="L1">
      <style:text-properties fo:font-size="18pt" style:text-underline-style="none" fo:font-weight="normal" officeooo:rsid="002be1c4" officeooo:paragraph-rsid="002be1c4" style:font-size-asian="18pt" style:font-weight-asian="normal" style:font-size-complex="18pt" style:font-weight-complex="normal"/>
    </style:style>
    <style:style style:name="P14" style:family="paragraph" style:parent-style-name="Text_20_body">
      <style:text-properties fo:font-size="18pt" style:text-underline-style="none" fo:font-weight="normal" officeooo:rsid="002c3c2a" officeooo:paragraph-rsid="002c3c2a" style:font-size-asian="18pt" style:font-weight-asian="normal" style:font-size-complex="18pt" style:font-weight-complex="normal"/>
    </style:style>
    <style:style style:name="P15" style:family="paragraph" style:parent-style-name="Text_20_body">
      <style:text-properties fo:font-size="18pt" style:text-underline-style="none" fo:font-weight="normal" officeooo:rsid="002e26f3" officeooo:paragraph-rsid="002e26f3" style:font-size-asian="18pt" style:font-weight-asian="normal" style:font-size-complex="18pt" style:font-weight-complex="normal"/>
    </style:style>
    <style:style style:name="P16" style:family="paragraph" style:parent-style-name="Text_20_body">
      <style:text-properties fo:font-size="18pt" style:text-underline-style="none" fo:font-weight="normal" officeooo:rsid="002ea55c" officeooo:paragraph-rsid="002ea55c" style:font-size-asian="18pt" style:font-weight-asian="normal" style:font-size-complex="18pt" style:font-weight-complex="normal"/>
    </style:style>
    <style:style style:name="P17" style:family="paragraph" style:parent-style-name="Text_20_body">
      <style:text-properties fo:font-size="18pt" style:text-underline-style="none" fo:font-weight="normal" officeooo:rsid="0030883e" officeooo:paragraph-rsid="0030883e" style:font-size-asian="18pt" style:font-weight-asian="normal" style:font-size-complex="18pt" style:font-weight-complex="normal"/>
    </style:style>
    <style:style style:name="P18" style:family="paragraph" style:parent-style-name="Text_20_body">
      <style:text-properties fo:font-size="18pt" style:text-underline-style="none" fo:font-weight="normal" officeooo:rsid="00327b6f" officeooo:paragraph-rsid="00327b6f" style:font-size-asian="18pt" style:font-weight-asian="normal" style:font-size-complex="18pt" style:font-weight-complex="normal"/>
    </style:style>
    <style:style style:name="P19" style:family="paragraph" style:parent-style-name="Text_20_body">
      <style:text-properties fo:font-size="18pt" style:text-underline-style="none" fo:font-weight="normal" officeooo:rsid="003480e1" officeooo:paragraph-rsid="003480e1" style:font-size-asian="18pt" style:font-weight-asian="normal" style:font-size-complex="18pt" style:font-weight-complex="normal"/>
    </style:style>
    <style:style style:name="P20" style:family="paragraph" style:parent-style-name="Text_20_body">
      <style:text-properties fo:font-size="18pt" style:text-underline-style="none" fo:font-weight="normal" officeooo:rsid="003791d6" officeooo:paragraph-rsid="003791d6" style:font-size-asian="18pt" style:font-weight-asian="normal" style:font-size-complex="18pt" style:font-weight-complex="normal"/>
    </style:style>
    <style:style style:name="P21" style:family="paragraph" style:parent-style-name="Text_20_body">
      <style:text-properties fo:font-size="18pt" style:text-underline-style="none" fo:font-weight="normal" officeooo:rsid="003936cc" officeooo:paragraph-rsid="003936cc" style:font-size-asian="18pt" style:font-weight-asian="normal" style:font-size-complex="18pt" style:font-weight-complex="normal"/>
    </style:style>
    <style:style style:name="P22" style:family="paragraph" style:parent-style-name="Text_20_body">
      <style:text-properties fo:font-size="18pt" style:text-underline-style="none" fo:font-weight="normal" officeooo:rsid="003999bb" officeooo:paragraph-rsid="003999bb" style:font-size-asian="18pt" style:font-weight-asian="normal" style:font-size-complex="18pt" style:font-weight-complex="normal"/>
    </style:style>
    <style:style style:name="P23" style:family="paragraph" style:parent-style-name="Text_20_body">
      <style:text-properties fo:font-size="18pt" style:text-underline-style="none" fo:font-weight="normal" officeooo:rsid="003ce8e0" officeooo:paragraph-rsid="003ce8e0" style:font-size-asian="18pt" style:font-weight-asian="normal" style:font-size-complex="18pt" style:font-weight-complex="normal"/>
    </style:style>
    <style:style style:name="P24" style:family="paragraph" style:parent-style-name="Text_20_body">
      <style:text-properties fo:font-size="18pt" style:text-underline-style="none" fo:font-weight="normal" officeooo:rsid="003e3c01" officeooo:paragraph-rsid="003e3c01" style:font-size-asian="18pt" style:font-weight-asian="normal" style:font-size-complex="18pt" style:font-weight-complex="normal"/>
    </style:style>
    <style:style style:name="P25" style:family="paragraph" style:parent-style-name="Text_20_body" style:list-style-name="L2">
      <style:text-properties fo:font-size="18pt" style:text-underline-style="none" fo:font-weight="normal" officeooo:rsid="003ebaaf" officeooo:paragraph-rsid="003ebaaf" style:font-size-asian="18pt" style:font-weight-asian="normal" style:font-size-complex="18pt" style:font-weight-complex="normal"/>
    </style:style>
    <style:style style:name="P26" style:family="paragraph" style:parent-style-name="Text_20_body">
      <style:text-properties fo:font-size="18pt" style:text-underline-style="none" fo:font-weight="normal" officeooo:rsid="00407797" officeooo:paragraph-rsid="00407797" style:font-size-asian="18pt" style:font-weight-asian="normal" style:font-size-complex="18pt" style:font-weight-complex="normal"/>
    </style:style>
    <style:style style:name="P27" style:family="paragraph" style:parent-style-name="Text_20_body">
      <style:text-properties fo:font-size="18pt" style:text-underline-style="none" fo:font-weight="normal" officeooo:rsid="003791d6" officeooo:paragraph-rsid="00441b5f" style:font-size-asian="18pt" style:font-weight-asian="normal" style:font-size-complex="18pt" style:font-weight-complex="normal"/>
    </style:style>
    <style:style style:name="P28" style:family="paragraph" style:parent-style-name="Text_20_body">
      <style:text-properties fo:font-size="18pt" style:text-underline-style="none" fo:font-weight="normal" officeooo:rsid="003936cc" officeooo:paragraph-rsid="00441b5f" style:font-size-asian="18pt" style:font-weight-asian="normal" style:font-size-complex="18pt" style:font-weight-complex="normal"/>
    </style:style>
    <style:style style:name="P29" style:family="paragraph" style:parent-style-name="Text_20_body">
      <style:text-properties fo:font-size="18pt" style:text-underline-style="none" fo:font-weight="normal" officeooo:rsid="003999bb" officeooo:paragraph-rsid="00441b5f" style:font-size-asian="18pt" style:font-weight-asian="normal" style:font-size-complex="18pt" style:font-weight-complex="normal"/>
    </style:style>
    <style:style style:name="P30" style:family="paragraph" style:parent-style-name="Text_20_body">
      <style:text-properties fo:font-size="18pt" style:text-underline-style="none" fo:font-weight="normal" officeooo:rsid="003ce8e0" officeooo:paragraph-rsid="00441b5f" style:font-size-asian="18pt" style:font-weight-asian="normal" style:font-size-complex="18pt" style:font-weight-complex="normal"/>
    </style:style>
    <style:style style:name="P31" style:family="paragraph" style:parent-style-name="Text_20_body">
      <style:text-properties fo:font-size="18pt" style:text-underline-style="none" fo:font-weight="normal" officeooo:rsid="003e3c01" officeooo:paragraph-rsid="00441b5f" style:font-size-asian="18pt" style:font-weight-asian="normal" style:font-size-complex="18pt" style:font-weight-complex="normal"/>
    </style:style>
    <style:style style:name="P32" style:family="paragraph" style:parent-style-name="Text_20_body" style:list-style-name="L2">
      <style:text-properties fo:font-size="18pt" style:text-underline-style="none" fo:font-weight="normal" officeooo:rsid="003ebaaf" officeooo:paragraph-rsid="00441b5f" style:font-size-asian="18pt" style:font-weight-asian="normal" style:font-size-complex="18pt" style:font-weight-complex="normal"/>
    </style:style>
    <style:style style:name="P33" style:family="paragraph" style:parent-style-name="Text_20_body">
      <style:text-properties fo:font-size="18pt" style:text-underline-style="none" fo:font-weight="normal" officeooo:rsid="00407797" officeooo:paragraph-rsid="00441b5f" style:font-size-asian="18pt" style:font-weight-asian="normal" style:font-size-complex="18pt" style:font-weight-complex="normal"/>
    </style:style>
    <style:style style:name="P34" style:family="paragraph" style:parent-style-name="Text_20_body">
      <style:text-properties fo:font-size="18pt" style:text-underline-style="none" fo:font-weight="normal" officeooo:rsid="0049df1c" officeooo:paragraph-rsid="0049df1c" style:font-size-asian="18pt" style:font-weight-asian="normal" style:font-size-complex="18pt" style:font-weight-complex="normal"/>
    </style:style>
    <style:style style:name="P35" style:family="paragraph" style:parent-style-name="Text_20_body">
      <style:text-properties fo:font-size="18pt" style:text-underline-style="none" fo:font-weight="normal" officeooo:rsid="0050ef42" officeooo:paragraph-rsid="0050ef42" style:font-size-asian="18pt" style:font-weight-asian="normal" style:font-size-complex="18pt" style:font-weight-complex="normal"/>
    </style:style>
    <style:style style:name="P36" style:family="paragraph" style:parent-style-name="Text_20_body">
      <style:text-properties fo:font-size="18pt" style:text-underline-style="none" fo:font-weight="normal" officeooo:rsid="00526d95" officeooo:paragraph-rsid="00526d95" style:font-size-asian="18pt" style:font-weight-asian="normal" style:font-size-complex="18pt" style:font-weight-complex="normal"/>
    </style:style>
    <style:style style:name="P37" style:family="paragraph" style:parent-style-name="Text_20_body">
      <style:text-properties fo:font-size="18pt" style:text-underline-style="none" fo:font-weight="normal" officeooo:rsid="00533ac1" officeooo:paragraph-rsid="00533ac1" style:font-size-asian="18pt" style:font-weight-asian="normal" style:font-size-complex="18pt" style:font-weight-complex="normal"/>
    </style:style>
    <style:style style:name="P38" style:family="paragraph" style:parent-style-name="Text_20_body">
      <style:text-properties fo:font-size="18pt" style:text-underline-style="none" fo:font-weight="normal" officeooo:rsid="00546b53" officeooo:paragraph-rsid="00546b53" style:font-size-asian="18pt" style:font-weight-asian="normal" style:font-size-complex="18pt" style:font-weight-complex="normal"/>
    </style:style>
    <style:style style:name="P39" style:family="paragraph" style:parent-style-name="Text_20_body">
      <style:text-properties fo:font-size="18pt" style:text-underline-style="none" fo:font-weight="normal" officeooo:rsid="00575f40" officeooo:paragraph-rsid="00575f40" style:font-size-asian="18pt" style:font-weight-asian="normal" style:font-size-complex="18pt" style:font-weight-complex="normal"/>
    </style:style>
    <style:style style:name="P40" style:family="paragraph" style:parent-style-name="Text_20_body">
      <style:text-properties fo:font-size="18pt" style:text-underline-style="none" fo:font-weight="normal" officeooo:rsid="005a2b42" officeooo:paragraph-rsid="005a2b42" style:font-size-asian="18pt" style:font-weight-asian="normal" style:font-size-complex="18pt" style:font-weight-complex="normal"/>
    </style:style>
    <style:style style:name="P41" style:family="paragraph" style:parent-style-name="Text_20_body">
      <style:text-properties fo:font-size="18pt" style:text-underline-style="none" fo:font-weight="normal" officeooo:rsid="005c7785" officeooo:paragraph-rsid="005c7785" style:font-size-asian="18pt" style:font-weight-asian="normal" style:font-size-complex="18pt" style:font-weight-complex="normal"/>
    </style:style>
    <style:style style:name="P42" style:family="paragraph" style:parent-style-name="Text_20_body">
      <style:text-properties fo:font-size="18pt" style:text-underline-style="none" fo:font-weight="normal" officeooo:rsid="005e7b96" officeooo:paragraph-rsid="005e7b96" style:font-size-asian="18pt" style:font-weight-asian="normal" style:font-size-complex="18pt" style:font-weight-complex="normal"/>
    </style:style>
    <style:style style:name="P43" style:family="paragraph" style:parent-style-name="Text_20_body">
      <style:text-properties fo:font-size="18pt" style:text-underline-style="none" fo:font-weight="normal" officeooo:rsid="00606b2c" officeooo:paragraph-rsid="00606b2c" style:font-size-asian="18pt" style:font-weight-asian="normal" style:font-size-complex="18pt" style:font-weight-complex="normal"/>
    </style:style>
    <style:style style:name="P44" style:family="paragraph" style:parent-style-name="Text_20_body">
      <style:text-properties fo:font-size="18pt" style:text-underline-style="none" fo:font-weight="normal" officeooo:rsid="00637d2e" officeooo:paragraph-rsid="00637d2e" style:font-size-asian="18pt" style:font-weight-asian="normal" style:font-size-complex="18pt" style:font-weight-complex="normal"/>
    </style:style>
    <style:style style:name="P45" style:family="paragraph" style:parent-style-name="Text_20_body">
      <style:text-properties fo:font-size="18pt" style:text-underline-style="none" fo:font-weight="normal" officeooo:rsid="006439f6" officeooo:paragraph-rsid="006439f6" style:font-size-asian="18pt" style:font-weight-asian="normal" style:font-size-complex="18pt" style:font-weight-complex="normal"/>
    </style:style>
    <style:style style:name="P46" style:family="paragraph" style:parent-style-name="Text_20_body" style:list-style-name="L3">
      <style:text-properties fo:font-size="18pt" style:text-underline-style="none" fo:font-weight="normal" officeooo:rsid="006658ac" officeooo:paragraph-rsid="006658ac" style:font-size-asian="18pt" style:font-weight-asian="normal" style:font-size-complex="18pt" style:font-weight-complex="normal"/>
    </style:style>
    <style:style style:name="P47" style:family="paragraph" style:parent-style-name="Text_20_body" style:list-style-name="L3">
      <style:text-properties fo:font-size="18pt" style:text-underline-style="none" fo:font-weight="normal" officeooo:rsid="00682f68" officeooo:paragraph-rsid="00682f68" style:font-size-asian="18pt" style:font-weight-asian="normal" style:font-size-complex="18pt" style:font-weight-complex="normal"/>
    </style:style>
    <style:style style:name="P48" style:family="paragraph" style:parent-style-name="Text_20_body">
      <style:text-properties fo:font-size="18pt" style:text-underline-style="none" fo:font-weight="normal" officeooo:rsid="00682f68" officeooo:paragraph-rsid="00682f68" style:font-size-asian="18pt" style:font-weight-asian="normal" style:font-size-complex="18pt" style:font-weight-complex="normal"/>
    </style:style>
    <style:style style:name="P49" style:family="paragraph" style:parent-style-name="Text_20_body">
      <style:text-properties fo:font-size="18pt" style:text-underline-style="none" fo:font-weight="normal" officeooo:rsid="00693389" officeooo:paragraph-rsid="00693389" style:font-size-asian="18pt" style:font-weight-asian="normal" style:font-size-complex="18pt" style:font-weight-complex="normal"/>
    </style:style>
    <style:style style:name="P50" style:family="paragraph" style:parent-style-name="Text_20_body">
      <style:text-properties fo:font-size="18pt" style:text-underline-style="none" fo:font-weight="normal" officeooo:rsid="006a7c96" officeooo:paragraph-rsid="006a7c96" style:font-size-asian="18pt" style:font-weight-asian="normal" style:font-size-complex="18pt" style:font-weight-complex="normal"/>
    </style:style>
    <style:style style:name="P51" style:family="paragraph" style:parent-style-name="Text_20_body">
      <style:text-properties fo:font-size="18pt" style:text-underline-style="none" fo:font-weight="normal" officeooo:rsid="006d914d" officeooo:paragraph-rsid="006d914d" style:font-size-asian="18pt" style:font-weight-asian="normal" style:font-size-complex="18pt" style:font-weight-complex="normal"/>
    </style:style>
    <style:style style:name="P52" style:family="paragraph" style:parent-style-name="Text_20_body">
      <style:text-properties fo:font-size="18pt" style:text-underline-style="none" fo:font-weight="normal" officeooo:rsid="006f8e29" officeooo:paragraph-rsid="006f8e29" style:font-size-asian="18pt" style:font-weight-asian="normal" style:font-size-complex="18pt" style:font-weight-complex="normal"/>
    </style:style>
    <style:style style:name="P53" style:family="paragraph" style:parent-style-name="Text_20_body">
      <style:text-properties fo:font-size="18pt" style:text-underline-style="none" fo:font-weight="normal" officeooo:rsid="00705a31" officeooo:paragraph-rsid="00705a31" style:font-size-asian="18pt" style:font-weight-asian="normal" style:font-size-complex="18pt" style:font-weight-complex="normal"/>
    </style:style>
    <style:style style:name="P54" style:family="paragraph" style:parent-style-name="Text_20_body">
      <style:text-properties fo:font-size="18pt" style:text-underline-style="none" fo:font-weight="normal" officeooo:rsid="0071840d" officeooo:paragraph-rsid="0071840d" style:font-size-asian="18pt" style:font-weight-asian="normal" style:font-size-complex="18pt" style:font-weight-complex="normal"/>
    </style:style>
    <style:style style:name="P55" style:family="paragraph" style:parent-style-name="Text_20_body">
      <style:text-properties fo:font-size="18pt" style:text-underline-style="none" fo:font-weight="normal" officeooo:rsid="00732ff3" officeooo:paragraph-rsid="00732ff3" style:font-size-asian="18pt" style:font-weight-asian="normal" style:font-size-complex="18pt" style:font-weight-complex="normal"/>
    </style:style>
    <style:style style:name="P56" style:family="paragraph" style:parent-style-name="Text_20_body">
      <style:text-properties fo:font-size="18pt" style:text-underline-style="none" fo:font-weight="normal" officeooo:rsid="00741273" officeooo:paragraph-rsid="00741273" style:font-size-asian="18pt" style:font-weight-asian="normal" style:font-size-complex="18pt" style:font-weight-complex="normal"/>
    </style:style>
    <style:style style:name="P57" style:family="paragraph" style:parent-style-name="Text_20_body">
      <style:text-properties fo:font-size="18pt" style:text-underline-style="none" fo:font-weight="normal" officeooo:rsid="00830b35" officeooo:paragraph-rsid="00830b35" style:font-size-asian="18pt" style:font-weight-asian="normal" style:font-size-complex="18pt" style:font-weight-complex="normal"/>
    </style:style>
    <style:style style:name="P58" style:family="paragraph" style:parent-style-name="Text_20_body" style:list-style-name="L4">
      <style:text-properties fo:font-size="18pt" style:text-underline-style="none" fo:font-weight="normal" officeooo:rsid="0084fc59" officeooo:paragraph-rsid="0084fc59" style:font-size-asian="18pt" style:font-weight-asian="normal" style:font-size-complex="18pt" style:font-weight-complex="normal"/>
    </style:style>
    <style:style style:name="P59" style:family="paragraph" style:parent-style-name="Text_20_body">
      <style:text-properties fo:font-size="18pt" style:text-underline-style="none" fo:font-weight="normal" officeooo:rsid="0085e426" officeooo:paragraph-rsid="0085e426" style:font-size-asian="18pt" style:font-weight-asian="normal" style:font-size-complex="18pt" style:font-weight-complex="normal"/>
    </style:style>
    <style:style style:name="P60" style:family="paragraph" style:parent-style-name="Text_20_body">
      <style:text-properties fo:font-size="18pt" style:text-underline-style="none" fo:font-weight="normal" officeooo:rsid="00693389" officeooo:paragraph-rsid="00870305" style:font-size-asian="18pt" style:font-weight-asian="normal" style:font-size-complex="18pt" style:font-weight-complex="normal"/>
    </style:style>
    <style:style style:name="P61" style:family="paragraph" style:parent-style-name="Text_20_body">
      <style:text-properties fo:font-size="18pt" style:text-underline-style="none" fo:font-weight="normal" officeooo:rsid="006a7c96" officeooo:paragraph-rsid="00870305" style:font-size-asian="18pt" style:font-weight-asian="normal" style:font-size-complex="18pt" style:font-weight-complex="normal"/>
    </style:style>
    <style:style style:name="P62" style:family="paragraph" style:parent-style-name="Text_20_body">
      <style:text-properties fo:font-size="18pt" style:text-underline-style="none" fo:font-weight="normal" officeooo:rsid="006d914d" officeooo:paragraph-rsid="00870305" style:font-size-asian="18pt" style:font-weight-asian="normal" style:font-size-complex="18pt" style:font-weight-complex="normal"/>
    </style:style>
    <style:style style:name="P63" style:family="paragraph" style:parent-style-name="Text_20_body">
      <style:text-properties fo:font-size="18pt" style:text-underline-style="none" fo:font-weight="normal" officeooo:rsid="006f8e29" officeooo:paragraph-rsid="00870305" style:font-size-asian="18pt" style:font-weight-asian="normal" style:font-size-complex="18pt" style:font-weight-complex="normal"/>
    </style:style>
    <style:style style:name="P64" style:family="paragraph" style:parent-style-name="Text_20_body">
      <style:text-properties fo:font-size="18pt" style:text-underline-style="none" fo:font-weight="normal" officeooo:rsid="00705a31" officeooo:paragraph-rsid="00870305" style:font-size-asian="18pt" style:font-weight-asian="normal" style:font-size-complex="18pt" style:font-weight-complex="normal"/>
    </style:style>
    <style:style style:name="P65" style:family="paragraph" style:parent-style-name="Text_20_body">
      <style:text-properties fo:font-size="18pt" style:text-underline-style="none" fo:font-weight="normal" officeooo:rsid="0071840d" officeooo:paragraph-rsid="00870305" style:font-size-asian="18pt" style:font-weight-asian="normal" style:font-size-complex="18pt" style:font-weight-complex="normal"/>
    </style:style>
    <style:style style:name="P66" style:family="paragraph" style:parent-style-name="Text_20_body">
      <style:text-properties fo:font-size="18pt" style:text-underline-style="none" fo:font-weight="normal" officeooo:rsid="00732ff3" officeooo:paragraph-rsid="00870305" style:font-size-asian="18pt" style:font-weight-asian="normal" style:font-size-complex="18pt" style:font-weight-complex="normal"/>
    </style:style>
    <style:style style:name="P67" style:family="paragraph" style:parent-style-name="Text_20_body">
      <style:text-properties fo:font-size="18pt" style:text-underline-style="none" fo:font-weight="normal" officeooo:rsid="00741273" officeooo:paragraph-rsid="00870305" style:font-size-asian="18pt" style:font-weight-asian="normal" style:font-size-complex="18pt" style:font-weight-complex="normal"/>
    </style:style>
    <style:style style:name="P68" style:family="paragraph" style:parent-style-name="Text_20_body">
      <style:text-properties fo:font-size="18pt" style:text-underline-style="none" fo:font-weight="normal" officeooo:rsid="00830b35" officeooo:paragraph-rsid="00870305" style:font-size-asian="18pt" style:font-weight-asian="normal" style:font-size-complex="18pt" style:font-weight-complex="normal"/>
    </style:style>
    <style:style style:name="P69" style:family="paragraph" style:parent-style-name="Text_20_body" style:list-style-name="L4">
      <style:text-properties fo:font-size="18pt" style:text-underline-style="none" fo:font-weight="normal" officeooo:rsid="0084fc59" officeooo:paragraph-rsid="00870305" style:font-size-asian="18pt" style:font-weight-asian="normal" style:font-size-complex="18pt" style:font-weight-complex="normal"/>
    </style:style>
    <style:style style:name="P70" style:family="paragraph" style:parent-style-name="Text_20_body">
      <style:text-properties fo:font-size="18pt" style:text-underline-style="none" fo:font-weight="normal" officeooo:rsid="0085e426" officeooo:paragraph-rsid="00870305" style:font-size-asian="18pt" style:font-weight-asian="normal" style:font-size-complex="18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4ce70"/>
    </style:style>
    <style:style style:name="T3" style:family="text">
      <style:text-properties officeooo:rsid="0014ce70"/>
    </style:style>
    <style:style style:name="T4" style:family="text">
      <style:text-properties fo:color="#00a933" loext:opacity="100%" fo:font-weight="bold" officeooo:rsid="00151667" style:font-weight-asian="bold" style:font-weight-complex="bold"/>
    </style:style>
    <style:style style:name="T5" style:family="text">
      <style:text-properties officeooo:rsid="00199e52"/>
    </style:style>
    <style:style style:name="T6" style:family="text">
      <style:text-properties officeooo:rsid="001b840c"/>
    </style:style>
    <style:style style:name="T7" style:family="text">
      <style:text-properties officeooo:rsid="001c1505"/>
    </style:style>
    <style:style style:name="T8" style:family="text">
      <style:text-properties officeooo:rsid="00209832"/>
    </style:style>
    <style:style style:name="T9" style:family="text">
      <style:text-properties officeooo:rsid="0021fb85"/>
    </style:style>
    <style:style style:name="T10" style:family="text">
      <style:text-properties officeooo:rsid="00236dff"/>
    </style:style>
    <style:style style:name="T11" style:family="text">
      <style:text-properties officeooo:rsid="00251883"/>
    </style:style>
    <style:style style:name="T12" style:family="text">
      <style:text-properties officeooo:rsid="0025cabd"/>
    </style:style>
    <style:style style:name="T13" style:family="text">
      <style:text-properties officeooo:rsid="0026f9ca"/>
    </style:style>
    <style:style style:name="T14" style:family="text">
      <style:text-properties officeooo:rsid="00281049"/>
    </style:style>
    <style:style style:name="T15" style:family="text">
      <style:text-properties officeooo:rsid="002a9b38"/>
    </style:style>
    <style:style style:name="T16" style:family="text">
      <style:text-properties fo:font-weight="bold" officeooo:rsid="002ea55c" style:font-weight-asian="bold" style:font-weight-complex="bold"/>
    </style:style>
    <style:style style:name="T17" style:family="text">
      <style:text-properties officeooo:rsid="0030883e"/>
    </style:style>
    <style:style style:name="T18" style:family="text">
      <style:text-properties officeooo:rsid="00327b6f"/>
    </style:style>
    <style:style style:name="T19" style:family="text">
      <style:text-properties officeooo:rsid="0033585d"/>
    </style:style>
    <style:style style:name="T20" style:family="text">
      <style:text-properties fo:font-weight="bold" officeooo:rsid="003936cc" style:font-weight-asian="bold" style:font-weight-complex="bold"/>
    </style:style>
    <style:style style:name="T21" style:family="text">
      <style:text-properties officeooo:rsid="003b486e"/>
    </style:style>
    <style:style style:name="T22" style:family="text">
      <style:text-properties officeooo:rsid="003999bb"/>
    </style:style>
    <style:style style:name="T23" style:family="text">
      <style:text-properties officeooo:rsid="00429cc8"/>
    </style:style>
    <style:style style:name="T24" style:family="text">
      <style:text-properties fo:font-weight="bold" officeooo:rsid="00441b5f" style:font-weight-asian="bold" style:font-weight-complex="bold"/>
    </style:style>
    <style:style style:name="T25" style:family="text">
      <style:text-properties officeooo:rsid="0045adc0"/>
    </style:style>
    <style:style style:name="T26" style:family="text">
      <style:text-properties officeooo:rsid="0046bd53"/>
    </style:style>
    <style:style style:name="T27" style:family="text">
      <style:text-properties officeooo:rsid="0047c53a"/>
    </style:style>
    <style:style style:name="T28" style:family="text">
      <style:text-properties officeooo:rsid="0048f4b5"/>
    </style:style>
    <style:style style:name="T29" style:family="text">
      <style:text-properties officeooo:rsid="00499199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4b5603"/>
    </style:style>
    <style:style style:name="T32" style:family="text">
      <style:text-properties officeooo:rsid="004e913c"/>
    </style:style>
    <style:style style:name="T33" style:family="text">
      <style:text-properties officeooo:rsid="004fdac4"/>
    </style:style>
    <style:style style:name="T34" style:family="text">
      <style:text-properties officeooo:rsid="00518cb8"/>
    </style:style>
    <style:style style:name="T35" style:family="text">
      <style:text-properties officeooo:rsid="00533ac1"/>
    </style:style>
    <style:style style:name="T36" style:family="text">
      <style:text-properties officeooo:rsid="0055843d"/>
    </style:style>
    <style:style style:name="T37" style:family="text">
      <style:text-properties officeooo:rsid="00574415"/>
    </style:style>
    <style:style style:name="T38" style:family="text">
      <style:text-properties officeooo:rsid="005914c1"/>
    </style:style>
    <style:style style:name="T39" style:family="text">
      <style:text-properties officeooo:rsid="005c0867"/>
    </style:style>
    <style:style style:name="T40" style:family="text">
      <style:text-properties officeooo:rsid="005c96fb"/>
    </style:style>
    <style:style style:name="T41" style:family="text">
      <style:text-properties officeooo:rsid="00606b2c"/>
    </style:style>
    <style:style style:name="T42" style:family="text">
      <style:text-properties officeooo:rsid="00619c54"/>
    </style:style>
    <style:style style:name="T43" style:family="text">
      <style:text-properties officeooo:rsid="0064dfdc"/>
    </style:style>
    <style:style style:name="T44" style:family="text">
      <style:text-properties officeooo:rsid="006c3d90"/>
    </style:style>
    <style:style style:name="T45" style:family="text">
      <style:text-properties officeooo:rsid="006d914d"/>
    </style:style>
    <style:style style:name="T46" style:family="text">
      <style:text-properties officeooo:rsid="006ee646"/>
    </style:style>
    <style:style style:name="T47" style:family="text">
      <style:text-properties officeooo:rsid="006f8e29"/>
    </style:style>
    <style:style style:name="T48" style:family="text">
      <style:text-properties officeooo:rsid="0079a1c4"/>
    </style:style>
    <style:style style:name="T49" style:family="text">
      <style:text-properties officeooo:rsid="00705a31"/>
    </style:style>
    <style:style style:name="T50" style:family="text">
      <style:text-properties officeooo:rsid="007b7c7a"/>
    </style:style>
    <style:style style:name="T51" style:family="text">
      <style:text-properties officeooo:rsid="007bdf0f"/>
    </style:style>
    <style:style style:name="T52" style:family="text">
      <style:text-properties officeooo:rsid="007d8c70"/>
    </style:style>
    <style:style style:name="T53" style:family="text">
      <style:text-properties officeooo:rsid="007ec824"/>
    </style:style>
    <style:style style:name="T54" style:family="text">
      <style:text-properties officeooo:rsid="00727532"/>
    </style:style>
    <style:style style:name="T55" style:family="text">
      <style:text-properties officeooo:rsid="00741273"/>
    </style:style>
    <style:style style:name="T56" style:family="text">
      <style:text-properties officeooo:rsid="007565d5"/>
    </style:style>
    <style:style style:name="T57" style:family="text">
      <style:text-properties officeooo:rsid="0077a203"/>
    </style:style>
    <style:style style:name="T58" style:family="text">
      <style:text-properties officeooo:rsid="0086df09"/>
    </style:style>
    <style:style style:name="T59" style:family="text">
      <style:text-properties fo:font-weight="bold" officeooo:rsid="00870305" style:font-weight-asian="bold" style:font-weight-complex="bold"/>
    </style:style>
    <style:style style:name="T60" style:family="text">
      <style:text-properties fo:font-weight="bold" officeooo:rsid="00888f04" style:font-weight-asian="bold" style:font-weight-complex="bold"/>
    </style:style>
    <style:style style:name="T61" style:family="text">
      <style:text-properties officeooo:rsid="00894f2f"/>
    </style:style>
    <style:style style:name="T62" style:family="text">
      <style:text-properties officeooo:rsid="00895e11"/>
    </style:style>
    <style:style style:name="T63" style:family="text">
      <style:text-properties officeooo:rsid="008b377d"/>
    </style:style>
    <style:style style:name="T64" style:family="text">
      <style:text-properties officeooo:rsid="008f08c2"/>
    </style:style>
    <style:style style:name="T65" style:family="text">
      <style:text-properties officeooo:rsid="008fa761"/>
    </style:style>
    <style:style style:name="T66" style:family="text">
      <style:text-properties officeooo:rsid="00912d49"/>
    </style:style>
    <style:style style:name="T67" style:family="text">
      <style:text-properties officeooo:rsid="00923c6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Case Scenarios</text:p>
      <text:p text:style-name="P2"/>
      <text:p text:style-name="P3"><text:span text:style-name="T1">U</text:span><text:span text:style-name="T2">se Case:</text:span><text:span text:style-name="T3"> </text:span><text:span text:style-name="T4">Add Product</text:span></text:p>
      <text:p text:style-name="P4"><text:span text:style-name="T1">Input:</text:span> <text:span text:style-name="T5">Product’s data that must be stored.</text:span></text:p>
      <text:p text:style-name="P4"><text:span text:style-name="T1">Output:</text:span> <text:span text:style-name="T6">A message indicating that the product is added or </text:span><text:span text:style-name="T7">not added.</text:span></text:p>
      <text:p text:style-name="P5">1. <text:span text:style-name="T8">Admin </text:span><text:span text:style-name="T9">clicks a link/button to open a form for adding a product.</text:span></text:p>
      <text:p text:style-name="P6">2. <text:span text:style-name="T10">System display</text:span><text:span text:style-name="T11">s</text:span><text:span text:style-name="T10"> a form for adding a product.</text:span></text:p>
      <text:p text:style-name="P7">3. Admin enters the product’s data.</text:p>
      <text:p text:style-name="P7">4. Admin clicks the add product button.</text:p>
      <text:p text:style-name="P7">5. <text:span text:style-name="T12">System checks if the form input does not violate any constraints.</text:span></text:p>
      <text:p text:style-name="P8">6. <text:span text:style-name="T13">System creates a new product.</text:span></text:p>
      <text:p text:style-name="P9">7. System displays a messaging indicating that the product is added <text:span text:style-name="T14">successfully.</text:span></text:p>
      <text:p text:style-name="P9"/>
      <text:p text:style-name="P10">Extensions</text:p>
      <text:p text:style-name="P11">5a. <text:span text:style-name="T15">Form Input Invalid</text:span></text:p>
      <text:list text:style-name="L1">
        <text:list-item>
          <text:p text:style-name="P12">System informs the admin that form input is invalid.</text:p>
        </text:list-item>
        <text:list-item>
          <text:p text:style-name="P13">Admin can correct form input or cancel.</text:p>
        </text:list-item>
      </text:list>
      <text:p text:style-name="P14">_____________________________________________________</text:p>
      <text:p text:style-name="P15"><text:span text:style-name="T1">Use Case:</text:span> <text:span text:style-name="T16">View Product Details</text:span></text:p>
      <text:p text:style-name="P16"><text:span text:style-name="T1">Input:</text:span> None</text:p>
      <text:p text:style-name="P16"><text:span text:style-name="T1">Output:</text:span> Product details.</text:p>
      <text:p text:style-name="P16"><text:soft-page-break/>1. <text:span text:style-name="T17">User selects a product to view.</text:span></text:p>
      <text:p text:style-name="P17">2. <text:span text:style-name="T18">System fetches product data.</text:span></text:p>
      <text:p text:style-name="P18">3. <text:span text:style-name="T19">System displays product details.</text:span></text:p>
      <text:p text:style-name="P19">_____________________________________________________</text:p>
      <text:p text:style-name="P20"><text:span text:style-name="T1">Use Case:</text:span> <text:span text:style-name="T20">View Active Products</text:span></text:p>
      <text:p text:style-name="P21"><text:span text:style-name="T1">Input:</text:span> None</text:p>
      <text:p text:style-name="P21"><text:span text:style-name="T1">Output:</text:span> A view of all active products.</text:p>
      <text:p text:style-name="P21">1. User clicks a link/button to view all products, <text:span text:style-name="T21">by default only active products are fetched</text:span>.</text:p>
      <text:p text:style-name="P21">2. <text:span text:style-name="T22">System fetches all/subset of products.</text:span></text:p>
      <text:p text:style-name="P22">3. System displays the products.</text:p>
      <text:p text:style-name="P23"/>
      <text:p text:style-name="P24">Extensions</text:p>
      <text:p text:style-name="P24">2a. No Active Products</text:p>
      <text:list text:style-name="L2">
        <text:list-item>
          <text:p text:style-name="P25">System informs the admin that no <text:span text:style-name="T23">active </text:span>products were found.</text:p>
        </text:list-item>
      </text:list>
      <text:p text:style-name="P26">_____________________________________________________</text:p>
      <text:p text:style-name="P27"><text:span text:style-name="T1">Use Case:</text:span> <text:span text:style-name="T20">View </text:span><text:span text:style-name="T24">Deactivated</text:span><text:span text:style-name="T20"> Products</text:span></text:p>
      <text:p text:style-name="P28"><text:span text:style-name="T1">Input:</text:span> None</text:p>
      <text:p text:style-name="P28"><text:span text:style-name="T1">Output:</text:span> A view of all <text:span text:style-name="T25">deactivated</text:span> products.</text:p>
      <text:p text:style-name="P28">1. User clicks a link/button to view all <text:span text:style-name="T26">deactivated </text:span>products.</text:p>
      <text:p text:style-name="P28">2. <text:span text:style-name="T22">System fetches all/subset of </text:span><text:span text:style-name="T27">deactivated </text:span><text:span text:style-name="T22">products.</text:span></text:p>
      <text:p text:style-name="P29">3. System displays the products.</text:p>
      <text:p text:style-name="P30"/>
      <text:p text:style-name="P31"><text:soft-page-break/>Extensions</text:p>
      <text:p text:style-name="P31">2a. No <text:span text:style-name="T28">Deactivated</text:span> Products</text:p>
      <text:list text:continue-numbering="true" text:style-name="L2">
        <text:list-item>
          <text:p text:style-name="P32">System informs the admin that no <text:span text:style-name="T29">deactivated</text:span><text:span text:style-name="T23"> </text:span>products were found.</text:p>
        </text:list-item>
      </text:list>
      <text:p text:style-name="P33">_____________________________________________________</text:p>
      <text:p text:style-name="P34"><text:span text:style-name="T1">Use Case:</text:span> <text:span text:style-name="T30">Edit Product</text:span></text:p>
      <text:p text:style-name="P34"><text:span text:style-name="T1">Input:</text:span> <text:span text:style-name="T31">Existing product’s data including updates.</text:span></text:p>
      <text:p text:style-name="P34"><text:span text:style-name="T1">Output:</text:span> <text:span text:style-name="T32">A message indicating that </text:span><text:span text:style-name="T33">the product is updated successfully or failed to update.</text:span></text:p>
      <text:p text:style-name="P35">1. <text:span text:style-name="T34">Admin clicks a link/button to view products (active or deactivated).</text:span></text:p>
      <text:p text:style-name="P36">2. System fetches the products (active or deactivated).</text:p>
      <text:p text:style-name="P36">3. <text:span text:style-name="T35">System displays the products (active or deactivated).</text:span></text:p>
      <text:p text:style-name="P37">4. <text:span text:style-name="T36">Admin selects an option to edit the product.</text:span></text:p>
      <text:p text:style-name="P38">5. <text:span text:style-name="T37">System displays a form to edit the product.</text:span></text:p>
      <text:p text:style-name="P39">6. <text:span text:style-name="T38">Admin edits the product’s data.</text:span></text:p>
      <text:p text:style-name="P40">7. <text:span text:style-name="T39">Admin clicks the edit product button.</text:span></text:p>
      <text:p text:style-name="P41">8. <text:span text:style-name="T40">System checks if the form input does not violate any constraints.</text:span></text:p>
      <text:p text:style-name="P42">9. <text:span text:style-name="T41">System edits the product’s data.</text:span></text:p>
      <text:p text:style-name="P43">10. <text:span text:style-name="T42">System displays a message indicating that the product is updated successfully.</text:span></text:p>
      <text:p text:style-name="P43"/>
      <text:p text:style-name="P44">Extensions</text:p>
      <text:p text:style-name="P45">8a. <text:span text:style-name="T43">Invalid Form Input</text:span></text:p>
      <text:list text:style-name="L3">
        <text:list-item>
          <text:p text:style-name="P46"><text:soft-page-break/>System informs admin that form input is invalid.</text:p>
        </text:list-item>
        <text:list-item>
          <text:p text:style-name="P47">Admin can correct form input or cancel.</text:p>
        </text:list-item>
      </text:list>
      <text:p text:style-name="P48">_____________________________________________________</text:p>
      <text:p text:style-name="P49"><text:span text:style-name="T1">Use Case:</text:span> <text:span text:style-name="T30">Activate Product</text:span></text:p>
      <text:p text:style-name="P49"><text:span text:style-name="T1">Input:</text:span> <text:span text:style-name="T44">Product’s SKU.</text:span></text:p>
      <text:p text:style-name="P50"><text:span text:style-name="T1">Output:</text:span> <text:span text:style-name="T45">A message indicating that the product is activated or failed to be activated.</text:span></text:p>
      <text:p text:style-name="P51">1. <text:span text:style-name="T46">Admin clicks a link/button </text:span><text:span text:style-name="T47">to view </text:span><text:span text:style-name="T48">deactivated</text:span><text:span text:style-name="T47"> products.</text:span></text:p>
      <text:p text:style-name="P52">2. <text:span text:style-name="T49">System fetches </text:span><text:span text:style-name="T50">de</text:span><text:span text:style-name="T49">activ</text:span><text:span text:style-name="T51">ated</text:span><text:span text:style-name="T49"> products.</text:span></text:p>
      <text:p text:style-name="P53">3. System displays <text:span text:style-name="T52">de</text:span>acti<text:span text:style-name="T53">vated</text:span> products.</text:p>
      <text:p text:style-name="P54">4. <text:span text:style-name="T54">Admin selects a product to activate.</text:span></text:p>
      <text:p text:style-name="P55">5. <text:span text:style-name="T55">Admin activates the product.</text:span></text:p>
      <text:p text:style-name="P56">6. <text:span text:style-name="T56">System </text:span><text:span text:style-name="T57">displays a messag</text:span><text:span text:style-name="T58">e</text:span><text:span text:style-name="T57"> indicating that the product is activated.</text:span></text:p>
      <text:p text:style-name="P56"/>
      <text:p text:style-name="P57">Extensions</text:p>
      <text:p text:style-name="P57">2a. No Deactivated Products</text:p>
      <text:list text:style-name="L4">
        <text:list-item>
          <text:p text:style-name="P58">System informs admin that there are no deactivated products.</text:p>
        </text:list-item>
      </text:list>
      <text:p text:style-name="P59">_____________________________________________________</text:p>
      <text:p text:style-name="P60"><text:span text:style-name="T1">Use Case:</text:span> <text:span text:style-name="T59">De</text:span><text:span text:style-name="T60">activate</text:span><text:span text:style-name="T30"> Product</text:span></text:p>
      <text:p text:style-name="P60"><text:span text:style-name="T1">Input:</text:span> <text:span text:style-name="T44">Product’s SKU.</text:span></text:p>
      <text:p text:style-name="P61"><text:span text:style-name="T1">Output:</text:span> <text:span text:style-name="T45">A message indicating that the product is </text:span><text:span text:style-name="T61">deactivated</text:span><text:span text:style-name="T45"> or failed to be </text:span><text:span text:style-name="T62">deactivate</text:span><text:span text:style-name="T45">.</text:span></text:p>
      <text:p text:style-name="P62">1. <text:span text:style-name="T46">Admin clicks a link/button </text:span><text:span text:style-name="T47">to view </text:span><text:span text:style-name="T48">activate</text:span><text:span text:style-name="T63">d</text:span><text:span text:style-name="T47"> products.</text:span></text:p>
      <text:p text:style-name="P63"><text:soft-page-break/>2. <text:span text:style-name="T49">System fetches activ</text:span><text:span text:style-name="T51">ated</text:span><text:span text:style-name="T49"> products.</text:span></text:p>
      <text:p text:style-name="P64">3. System displays acti<text:span text:style-name="T53">vated</text:span> products.</text:p>
      <text:p text:style-name="P65">4. <text:span text:style-name="T54">Admin selects a product to </text:span><text:span text:style-name="T64">deactivate</text:span><text:span text:style-name="T54">.</text:span></text:p>
      <text:p text:style-name="P66">5. <text:span text:style-name="T55">Admin </text:span><text:span text:style-name="T65">de</text:span><text:span text:style-name="T55">activates the product.</text:span></text:p>
      <text:p text:style-name="P67">6. <text:span text:style-name="T56">System </text:span><text:span text:style-name="T57">displays a messag</text:span><text:span text:style-name="T58">e</text:span><text:span text:style-name="T57"> indicating that the product is </text:span><text:span text:style-name="T66">de</text:span><text:span text:style-name="T57">activated.</text:span></text:p>
      <text:p text:style-name="P67"/>
      <text:p text:style-name="P68">Extensions</text:p>
      <text:p text:style-name="P68">2a. No <text:span text:style-name="T67">A</text:span>ctivated Products</text:p>
      <text:list text:continue-numbering="true" text:style-name="L4">
        <text:list-item>
          <text:p text:style-name="P69">System informs admin that there are no activated products.</text:p>
        </text:list-item>
      </text:list>
      <text:p text:style-name="P70">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1T09:07:26.995915015</meta:creation-date>
    <meta:generator>LibreOffice/25.8.3.2$Linux_X86_64 LibreOffice_project/580$Build-2</meta:generator>
    <dc:date>2025-12-01T15:54:19.129399269</dc:date>
    <meta:editing-duration>PT6H45M53S</meta:editing-duration>
    <meta:editing-cycles>125</meta:editing-cycles>
    <meta:print-date>2025-12-01T14:38:48.721342354</meta:print-date>
    <meta:document-statistic meta:table-count="0" meta:image-count="0" meta:object-count="0" meta:page-count="5" meta:paragraph-count="87" meta:word-count="547" meta:character-count="3698" meta:non-whitespace-character-count="3246"/>
  </office:meta>
</office:document-meta>
</file>